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8dc90" officeooo:paragraph-rsid="0008dc90"/>
    </style:style>
    <style:style style:name="P2" style:family="paragraph" style:parent-style-name="Standard">
      <style:text-properties fo:font-weight="bold" officeooo:rsid="0008dc90" officeooo:paragraph-rsid="0008dc90" style:font-weight-asian="bold" style:font-weight-complex="bold"/>
    </style:style>
    <style:style style:name="P3" style:family="paragraph" style:parent-style-name="Text_20_body" style:list-style-name="L1">
      <style:paragraph-properties fo:margin-left="0cm" fo:margin-right="0cm" fo:margin-top="0cm" fo:margin-bottom="0.247cm" style:contextual-spacing="false" style:line-height-at-least="0.741cm" fo:text-indent="0cm" style:auto-text-indent="false"/>
    </style:style>
    <style:style style:name="P4" style:family="paragraph" style:parent-style-name="Text_20_body">
      <style:text-properties officeooo:rsid="0008dc90" officeooo:paragraph-rsid="0008dc90"/>
    </style:style>
    <style:style style:name="P5" style:family="paragraph" style:parent-style-name="Text_20_body" style:list-style-name="L1">
      <style:paragraph-properties fo:margin-left="0cm" fo:margin-right="0cm" fo:margin-top="0cm" fo:margin-bottom="0.247cm" style:contextual-spacing="false" style:line-height-at-least="0.741cm" fo:text-indent="0cm" style:auto-text-indent="false"/>
      <style:text-properties fo:font-weight="bold" style:font-weight-asian="bold" style:font-weight-complex="bold"/>
    </style:style>
    <style:style style:name="P6" style:family="paragraph" style:parent-style-name="Text_20_body" style:list-style-name="L1">
      <style:paragraph-properties fo:margin-left="0cm" fo:margin-right="0cm" fo:margin-top="0cm" fo:margin-bottom="0.247cm" style:contextual-spacing="false" style:line-height-at-least="0.741cm" fo:text-indent="0cm" style:auto-text-indent="false"/>
      <style:text-properties fo:font-weight="bold" officeooo:paragraph-rsid="0008dc90" style:font-weight-asian="bold" style:font-weight-complex="bold"/>
    </style:style>
    <style:style style:name="P7" style:family="paragraph" style:parent-style-name="Text_20_body">
      <style:paragraph-properties fo:margin-left="0cm" fo:margin-right="0cm" fo:margin-top="0cm" fo:margin-bottom="0.247cm" style:contextual-spacing="false" style:line-height-at-least="0.741cm" fo:text-indent="0cm" style:auto-text-indent="false"/>
      <style:text-properties fo:font-weight="normal" officeooo:rsid="0008dc90" officeooo:paragraph-rsid="0008dc90" style:font-weight-asian="normal" style:font-weight-complex="normal"/>
    </style:style>
    <style:style style:name="P8" style:family="paragraph" style:parent-style-name="Text_20_body">
      <style:paragraph-properties fo:margin-left="0cm" fo:margin-right="0cm" fo:margin-top="0cm" fo:margin-bottom="0.247cm" style:contextual-spacing="false" style:line-height-at-least="0.741cm" fo:text-indent="0cm" style:auto-text-indent="false"/>
      <style:text-properties fo:font-weight="normal" style:font-weight-asian="normal" style:font-weight-complex="normal"/>
    </style:style>
    <style:style style:name="P9" style:family="paragraph" style:parent-style-name="Text_20_body">
      <style:paragraph-properties fo:margin-left="0cm" fo:margin-right="0cm" fo:margin-top="0cm" fo:margin-bottom="0.247cm" style:contextual-spacing="false" style:line-height-at-least="0.741cm" fo:text-indent="0cm" style:auto-text-indent="false"/>
      <style:text-properties fo:font-weight="normal" officeooo:paragraph-rsid="0008dc90" style:font-weight-asian="normal" style:font-weight-complex="normal"/>
    </style:style>
    <style:style style:name="P10" style:family="paragraph" style:parent-style-name="Text_20_body">
      <style:paragraph-properties fo:margin-left="0cm" fo:margin-right="0cm" fo:margin-top="0cm" fo:margin-bottom="0.247cm" style:contextual-spacing="false" style:line-height-at-least="0.741cm" fo:text-indent="0cm" style:auto-text-indent="false"/>
      <style:text-properties fo:font-weight="normal" officeooo:rsid="0009eb32" officeooo:paragraph-rsid="0009eb32" style:font-weight-asian="normal" style:font-weight-complex="normal"/>
    </style:style>
    <style:style style:name="T1" style:family="text">
      <style:text-properties officeooo:rsid="0008dc90"/>
    </style:style>
    <style:style style:name="T2" style:family="text">
      <style:text-properties fo:font-weight="bold" style:font-weight-asian="bold"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officeooo:rsid="0009eb32"/>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AREA 5. CONSULTAS CON CAMPOS CALCULADOS Y FUNCIONES</text:h>
      <text:p text:style-name="P1">Jose Angel Albaladejo Sánchez</text:p>
      <text:p text:style-name="P1"/>
      <text:p text:style-name="P4"><text:span text:style-name="T2">RECUERDA QUE </text:span><text:a xlink:type="simple" xlink:href="https://dev.mysql.com/doc/refman/8.0/en/functions.html" text:style-name="Internet_20_link" text:visited-style-name="Visited_20_Internet_20_Link"><text:span text:style-name="T3">EN ESTE ENLACE</text:span></text:a><text:span text:style-name="T2">, APARECEN UNA ENORME CANTIDAD DE FUNCIONES APLICABLES EN SQL</text:span></text:p>
      <text:list text:style-name="L1">
        <text:list-item>
          <text:p text:style-name="P5">Supongamos que la base de datos ha quedado un poco obsoleta y quiere hacer una consulta donde se obtengan los países europeos y su población pero aumentada en un 5% para cada país. Ese campo deberá aparecer encabezado como Población Actualizada ¿Qué población tiene el país más poblado?</text:p>
        </text:list-item>
      </text:list>
      <text:p text:style-name="P9"><text:span text:style-name="T1">SELECTname,population*1.05 as poblacion FROM country WHERE continent="Europe" ORDER BY population DESC; </text:span></text:p>
      <text:list text:continue-numbering="true" text:style-name="L1">
        <text:list-item>
          <text:p text:style-name="P5">Obtén los países Africanos y Asiáticos y su esperanza de vida Redondeada. ¿Qué valores tienen los dos países con peor esperanza de vida y cuáles son? (Redondeada).</text:p>
        </text:list-item>
      </text:list>
      <text:p text:style-name="P8">SELECT name,round (lifeexpectancy) FROM country WHERE continent="Africa" or continent="Asia" ORDER BY lifeexpectancy LIMIT 2;</text:p>
      <text:list text:continue-numbering="true" text:style-name="L1">
        <text:list-item>
          <text:p text:style-name="P5">Indica, qué longitudes distintas aparecen en las cadenas de texto de los nombres de las ciudades. Por ejemplo si hay ciudades cuyo nombre tenga 4 caracteres, otras con 5, ninguna con 6 y el resto con 7, deberás decir 4, 5 y 7. Ordénalo de menor a mayor para verlo mejor.</text:p>
        </text:list-item>
      </text:list>
      <text:p text:style-name="P8">Select DISTINCT Length (name) FROM city ORDER BY length (name);</text:p>
      <text:list text:continue-numbering="true" text:style-name="L1">
        <text:list-item>
          <text:p text:style-name="P5">Selecciona los nombre de países y en qué siglo se independizaron. Los que no tengan recogida la fecha no aparecerán. Escribe el/los que se independizaron en el siglo más bajo.</text:p>
        </text:list-item>
      </text:list>
      <text:p text:style-name="P8">SELECT name, if(indepyear&lt;0,(indepyear DIV 100)-1, IF(indepyear MOD 100=0, indepyear DIV 100, 1+ indepyear DIV 100))FROM <text:s/><text:span text:style-name="T1">c</text:span>ountry WHERE INDEPYEAR IS NOT NULL ORDER BY INDEPYEAR ASC; </text:p>
      <text:p text:style-name="P8"/>
      <text:p text:style-name="P8"/>
      <text:p text:style-name="P8"/>
      <text:list text:continue-numbering="true" text:style-name="L1">
        <text:list-item>
          <text:p text:style-name="P5"><text:soft-page-break/>Selecciona los países cuyo nombre oficial coincida con el nombre del país en inglés (en nuestra base de datos name guarda los nombres de los países en inglés) pero que no sea el inglés un idioma oficial. Di cuántos hay, cuál es el primero alfabéticamente y el último.</text:p>
        </text:list-item>
      </text:list>
      <text:p text:style-name="P8">SELECT name,LocalName FROM country WHERE name=LocalName AND CODE NOT <text:span text:style-name="T1">I</text:span>N (SELECT countrycode from countrylanguage WHERE LANGUAGE="English" and Isofficial="T") ORDER BY NAME ASC;</text:p>
      <text:list text:continue-numbering="true" text:style-name="L1">
        <text:list-item>
          <text:p text:style-name="P3"><text:span text:style-name="T2">Selecciona los países africanos y cuántos años hace que se independizaron. Si dudas </text:span><text:a xlink:type="simple" xlink:href="https://dev.mysql.com/doc/refman/5.6/en/date-and-time-functions.html" text:style-name="Internet_20_link" text:visited-style-name="Visited_20_Internet_20_Link"><text:span text:style-name="T3">funciones de fecha aquí</text:span></text:a><text:span text:style-name="T2">. Cuáles son los dos más recientes en independizarse y cuantos años hace. La consulta debe servir para cualquier año en que se ejecute.</text:span></text:p>
        </text:list-item>
      </text:list>
      <text:p text:style-name="P9"><text:span text:style-name="T1">SELECT name, YEAR(CURRENT_DATE)-IndepYear AS’ Cuantos años hace’ FROM ‘country’ WHERE continent=’AFRICA’ AND Indepyear IS NOT NULL ORDER BY YEAR (CURRENT_DATE)-IndepYear ASC;</text:span></text:p>
      <text:list text:continue-numbering="true" text:style-name="L1">
        <text:list-item>
          <text:p text:style-name="P5">Se quiere saber cuánto mediría el lado de cada país en que se hable español (oficial o no) si su extensión se ajustara a un cuadrado. Por ejemplo España se ajustaría a un cuadrado de 711 km. Ordénalo de mayor a menor y di el país y el lado del que ocupa la sexta posición.</text:p>
        </text:list-item>
      </text:list>
      <text:p text:style-name="P7">SELECT name, ROUND(SQRT(SurfaceArea),1) AS LADO FROM ‘country’ WHERE code IN (SELECT countrycode FROM countrylanguage WHERE language=’Spanish’) ORDER BY SurfaceArea DEC;</text:p>
      <text:list text:continue-numbering="true" text:style-name="L1">
        <text:list-item>
          <text:p text:style-name="P6">Se establece que el presupuesto de cada ciudad española será de 333.55 euros por habitante. Obtén una consulta de aquellas ciudades españolas que estén en la base de datos que empiecen por M y su presupuesto. En la columna donde calcules el presupuesto debe aparecer "presupuesto en euros". Escribe aquí las ciudades y su presupuesto.</text:p>
        </text:list-item>
      </text:list>
      <text:p text:style-name="P9"><text:span text:style-name="T1">SELECT </text:span><text:span text:style-name="T4">name, Population * 333,55 as’^Presupuesto en euros’FROM city WHERE countrycode=’ESP’ AND name LIKE ‘M%’;</text:span></text:p>
      <text:p text:style-name="P9"/>
      <text:p text:style-name="P9"/>
      <text:p text:style-name="P9"/>
      <text:list text:continue-numbering="true" text:style-name="L1">
        <text:list-item>
          <text:p text:style-name="P3"><text:a xlink:type="simple" xlink:href="https://dev.mysql.com/doc/refman/5.6/en/string-functions.html" office:target-frame-name="_blank" xlink:show="new" text:style-name="Internet_20_link" text:visited-style-name="Visited_20_Internet_20_Link"><text:soft-page-break/><text:span text:style-name="T3">Ten a mano esta parte del manual</text:span></text:a><text:span text:style-name="T2">. Obtén una consulta donde el resultado aparezca en un único campo. Deberá aparecer por ejemplo - CORDOBA está en la región de ANDALUSIA y pertenece a SPAIN. Sólo deberán visualizarse para ciudades españolas e italianas. Para evitar que aparezca Katalonia, deberá reemplazar todas las K por C. Pega como respuesta dos registros seguidos que sea de Italia y España.</text:span></text:p>
        </text:list-item>
      </text:list>
      <text:p text:style-name="P10">SELECT CONCAT (name,’esta en la region de’, REPLACE(District,’K’,’C’),’ y percenece a’,(SELECT name from country where code=CountryCode))FROM city where CountryCode IN (‘ESP`’,’ITA’) ORDER BY CountryCode;</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6T12:02:50.254000000</meta:creation-date>
    <dc:date>2024-01-16T12:24:34.575000000</dc:date>
    <meta:editing-duration>PT21M44S</meta:editing-duration>
    <meta:editing-cycles>2</meta:editing-cycles>
    <meta:generator>LibreOffice/7.6.0.3$Windows_X86_64 LibreOffice_project/69edd8b8ebc41d00b4de3915dc82f8f0fc3b6265</meta:generator>
    <meta:document-statistic meta:table-count="0" meta:image-count="0" meta:object-count="0" meta:page-count="3" meta:paragraph-count="21" meta:word-count="617" meta:character-count="3900" meta:non-whitespace-character-count="3310"/>
  </office:meta>
</office:document-meta>
</file>